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0" draw:textarea-horizontal-align="justify" draw:textarea-vertical-align="middle" draw:auto-grow-height="false" fo:min-height="0.45cm" fo:min-width="0.2cm"/>
    </style:style>
    <style:style style:name="gr2" style:family="graphic" style:parent-style-name="standard">
      <style:graphic-properties draw:fill-color="#fffff0" draw:textarea-horizontal-align="justify" draw:textarea-vertical-align="middle" draw:auto-grow-height="false" fo:min-height="0.45cm" fo:min-width="0.2cm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fill-color="#ffc0cb" draw:textarea-horizontal-align="justify" draw:textarea-vertical-align="middle" draw:auto-grow-height="false" fo:min-height="0.55cm" fo:min-width="2.3cm"/>
    </style:style>
    <style:style style:name="gr6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7" style:family="graphic" style:parent-style-name="standard">
      <style:graphic-properties draw:fill-color="#ffc0cb" draw:textarea-horizontal-align="justify" draw:textarea-vertical-align="middle" draw:auto-grow-height="false" fo:min-height="0.1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0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fffff0"/>
      <style:paragraph-properties fo:text-align="center"/>
    </style:style>
    <style:style style:name="P4" style:family="paragraph">
      <loext:graphic-properties draw:fill="none" draw:fill-color="#ffffff"/>
      <style:text-properties style:font-name="arial" fo:font-size="12pt" style:font-size-asian="12pt" style:font-size-complex="12pt"/>
    </style:style>
    <style:style style:name="P5" style:family="paragraph">
      <style:paragraph-properties fo:text-align="center"/>
      <style:text-properties fo:color="#1e90ff" style:font-name="arial" fo:font-size="14pt" style:font-size-asian="14pt" style:font-size-complex="14pt"/>
    </style:style>
    <style:style style:name="P6" style:family="paragraph">
      <loext:graphic-properties draw:fill-color="#ffc0cb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c0cb"/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fo:color="#1e90ff" style:font-name="arial" fo:font-size="14pt" style:font-size-asian="14pt" style:font-size-complex="14pt"/>
    </style:style>
    <style:style style:name="T4" style:family="text">
      <style:text-properties fo:color="#3465a4" style:font-name="arial" fo:font-size="14pt" style:font-size-asian="14pt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0" draw:id="id10" draw:layer="layout" svg:width="0.7cm" svg:height="0.7cm" svg:x="5.8cm" svg:y="21.6cm">
          <text:p text:style-name="P1"><text:span text:style-name="T1">0,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6.5cm" svg:y="21.6cm">
          <text:p text:style-name="P1"><text:span text:style-name="T1">0,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7.2cm" svg:y="21.6cm">
          <text:p text:style-name="P1"><text:span text:style-name="T1">0,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7.9cm" svg:y="21.6cm">
          <text:p text:style-name="P1"><text:span text:style-name="T1">0,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8.6cm" svg:y="21.6cm">
          <text:p text:style-name="P1"><text:span text:style-name="T1">0,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0.7cm" svg:height="0.7cm" svg:x="5.8cm" svg:y="22.4cm">
          <text:p text:style-name="P1"><text:span text:style-name="T1">1,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6.5cm" svg:y="22.4cm">
          <text:p text:style-name="P1"><text:span text:style-name="T1">1,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7.2cm" svg:y="22.4cm">
          <text:p text:style-name="P1"><text:span text:style-name="T1">1,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7.9cm" svg:y="22.4cm">
          <text:p text:style-name="P1"><text:span text:style-name="T1">1,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8.6cm" svg:y="22.4cm">
          <text:p text:style-name="P1"><text:span text:style-name="T1">1,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0.7cm" svg:height="0.7cm" svg:x="5.8cm" svg:y="23.2cm">
          <text:p text:style-name="P1"><text:span text:style-name="T1">2,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6.5cm" svg:y="23.2cm">
          <text:p text:style-name="P1"><text:span text:style-name="T1">2,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7.2cm" svg:y="23.2cm">
          <text:p text:style-name="P1"><text:span text:style-name="T1">2,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7.9cm" svg:y="23.2cm">
          <text:p text:style-name="P1"><text:span text:style-name="T1">2,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8.6cm" svg:y="23.2cm">
          <text:p text:style-name="P1"><text:span text:style-name="T1">2,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0.7cm" svg:height="0.7cm" svg:x="5.8cm" svg:y="24cm">
          <text:p text:style-name="P1"><text:span text:style-name="T1">3,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6.5cm" svg:y="24cm">
          <text:p text:style-name="P1"><text:span text:style-name="T1">3,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7.2cm" svg:y="24cm">
          <text:p text:style-name="P1"><text:span text:style-name="T1">3,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7.9cm" svg:y="24cm">
          <text:p text:style-name="P1"><text:span text:style-name="T1">3,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8.6cm" svg:y="24cm">
          <text:p text:style-name="P1"><text:span text:style-name="T1">3,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0.7cm" svg:height="0.7cm" svg:x="5.8cm" svg:y="24.8cm">
          <text:p text:style-name="P1"><text:span text:style-name="T1">4,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6.5cm" svg:y="24.8cm">
          <text:p text:style-name="P1"><text:span text:style-name="T1">4,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7.2cm" svg:y="24.8cm">
          <text:p text:style-name="P1"><text:span text:style-name="T1">4,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7.9cm" svg:y="24.8cm">
          <text:p text:style-name="P1"><text:span text:style-name="T1">4,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8.6cm" svg:y="24.8cm">
          <text:p text:style-name="P1"><text:span text:style-name="T1">4,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0.7cm" svg:height="0.7cm" svg:x="4.1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0.7cm" svg:x="4.8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0.7cm" svg:x="5.5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0.7cm" svg:x="6.2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0.7cm" svg:x="6.9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0.7cm" svg:x="7.6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0.7cm" svg:x="8.3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0.7cm" svg:x="9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0.7cm" svg:x="9.7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0.7cm" svg:x="10.4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0.7cm" svg:x="11.1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0.7cm" svg:x="11.8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0.7cm" svg:x="12.5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0.7cm" svg:x="13.2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0.7cm" svg:x="13.9cm" svg:y="10.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8cm" svg:height="0.9cm" svg:x="4.1cm" svg:y="9.4cm">
          <draw:text-box>
            <text:p><text:span text:style-name="T2">0 <text:s/></text:span><text:span text:style-name="T2"><text:s text:c="2"/></text:span><text:span text:style-name="T2">1 <text:s/></text:span><text:span text:style-name="T2"><text:s text:c="2"/></text:span><text:span text:style-name="T2">2 <text:s/></text:span><text:span text:style-name="T2"><text:s text:c="2"/></text:span><text:span text:style-name="T2">3 <text:s/></text:span><text:span text:style-name="T2"><text:s text:c="2"/></text:span><text:span text:style-name="T2">4 <text:s/></text:span><text:span text:style-name="T2"><text:s text:c="2"/></text:span><text:span text:style-name="T2">5 <text:s/></text:span><text:span text:style-name="T2"><text:s text:c="2"/></text:span><text:span text:style-name="T2">6 <text:s/></text:span><text:span text:style-name="T2"><text:s text:c="2"/></text:span><text:span text:style-name="T2">7 <text:s/></text:span><text:span text:style-name="T2"><text:s/>8 </text:span><text:span text:style-name="T2"><text:s text:c="3"/></text:span><text:span text:style-name="T2">9 <text:s/></text:span><text:span text:style-name="T2"><text:s/></text:span><text:span text:style-name="T2">1</text:span><text:span text:style-name="T2">0 <text:s/></text:span><text:span text:style-name="T2">1</text:span><text:span text:style-name="T2">1 <text:s/></text:span><text:span text:style-name="T2">1</text:span><text:span text:style-name="T2">2 <text:s/></text:span><text:span text:style-name="T2">1</text:span><text:span text:style-name="T2">3 <text:s/></text:span><text:span text:style-name="T2">1</text:span><text:span text:style-name="T2">4</text:span></text:p>
          </draw:text-box>
        </draw:frame>
        <draw:line draw:style-name="gr4" draw:text-style-name="P5" draw:layer="layout" svg:x1="4.1cm" svg:y1="11.3cm" svg:x2="14.7cm" svg:y2="11.4cm">
          <text:p text:style-name="P1"><text:span text:style-name="T3"/></text:p>
          <text:p text:style-name="P1"><text:span text:style-name="T4">A</text:span><text:span text:style-name="T4">rr</text:span><text:span text:style-name="T4">a</text:span><text:span text:style-name="T4">y </text:span><text:span text:style-name="T4">d</text:span><text:span text:style-name="T4">e </text:span><text:span text:style-name="T4">lo</text:span><text:span text:style-name="T4">n</text:span><text:span text:style-name="T4">gi</text:span><text:span text:style-name="T4">tu</text:span><text:span text:style-name="T4">d </text:span><text:span text:style-name="T4">1</text:span><text:span text:style-name="T4">5</text:span></text:p>
        </draw:line>
        <draw:custom-shape draw:style-name="gr5" draw:text-style-name="P6" xml:id="id1" draw:id="id1" draw:layer="layout" svg:width="2.8cm" svg:height="0.8cm" svg:x="1.8cm" svg:y="7.3cm">
          <text:p text:style-name="P1"><text:span text:style-name="T5">miArray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3.2cm" svg:y1="8.1cm" svg:x2="4.1cm" svg:y2="10.45cm" draw:start-shape="id1" draw:start-glue-point="2" draw:end-shape="id2" draw:end-glue-point="3" svg:d="M3200 8100v2350h900" svg:viewBox="0 0 901 2351">
          <text:p/>
        </draw:connector>
        <draw:custom-shape draw:style-name="gr1" draw:text-style-name="P2" draw:layer="layout" svg:width="0.7cm" svg:height="0.7cm" svg:x="4.1cm" svg:y="15.1cm">
          <text:p text:style-name="P1"><text:span text:style-name="T1">0,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4.8cm" svg:y="15.1cm">
          <text:p text:style-name="P1"><text:span text:style-name="T1">0,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5.5cm" svg:y="15.1cm">
          <text:p text:style-name="P1"><text:span text:style-name="T1">0,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6.2cm" svg:y="15.1cm">
          <text:p text:style-name="P1"><text:span text:style-name="T1">0,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6.9cm" svg:y="15.1cm">
          <text:p text:style-name="P1"><text:span text:style-name="T1">0,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4.1cm" svg:y="15.8cm">
          <text:p text:style-name="P1"><text:span text:style-name="T1">1,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4.8cm" svg:y="15.8cm">
          <text:p text:style-name="P1"><text:span text:style-name="T1">1,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5.5cm" svg:y="15.8cm">
          <text:p text:style-name="P1"><text:span text:style-name="T1">1,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6.2cm" svg:y="15.8cm">
          <text:p text:style-name="P1"><text:span text:style-name="T1">1,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6.9cm" svg:y="15.8cm">
          <text:p text:style-name="P1"><text:span text:style-name="T1">1,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0.7cm" svg:height="0.7cm" svg:x="4.1cm" svg:y="16.5cm">
          <text:p text:style-name="P1"><text:span text:style-name="T1">2,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4.8cm" svg:y="16.5cm">
          <text:p text:style-name="P1"><text:span text:style-name="T1">2,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5.5cm" svg:y="16.5cm">
          <text:p text:style-name="P1"><text:span text:style-name="T1">2,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6.2cm" svg:y="16.5cm">
          <text:p text:style-name="P1"><text:span text:style-name="T1">2,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6.9cm" svg:y="16.5cm">
          <text:p text:style-name="P1"><text:span text:style-name="T1">2,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4.1cm" svg:y="17.2cm">
          <text:p text:style-name="P1"><text:span text:style-name="T1">3,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4.8cm" svg:y="17.2cm">
          <text:p text:style-name="P1"><text:span text:style-name="T1">3,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5.5cm" svg:y="17.2cm">
          <text:p text:style-name="P1"><text:span text:style-name="T1">3,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6.2cm" svg:y="17.2cm">
          <text:p text:style-name="P1"><text:span text:style-name="T1">3,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6.9cm" svg:y="17.2cm">
          <text:p text:style-name="P1"><text:span text:style-name="T1">3,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4.1cm" svg:y="17.9cm">
          <text:p text:style-name="P1"><text:span text:style-name="T1">4,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4.8cm" svg:y="17.9cm">
          <text:p text:style-name="P1"><text:span text:style-name="T1">4,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5.5cm" svg:y="17.9cm">
          <text:p text:style-name="P1"><text:span text:style-name="T1">4,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6.2cm" svg:y="17.9cm">
          <text:p text:style-name="P1"><text:span text:style-name="T1">4,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6.9cm" svg:y="17.9cm">
          <text:p text:style-name="P1"><text:span text:style-name="T1">4,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2.8cm" svg:height="0.8cm" svg:x="1.8cm" svg:y="13.5cm">
          <text:p text:style-name="P1"><text:span text:style-name="T5">crucigrama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3.2cm" svg:y1="14.3cm" svg:x2="4.1cm" svg:y2="16.85cm" draw:start-shape="id3" draw:start-glue-point="2" draw:end-shape="id4" draw:end-glue-point="3" svg:d="M3200 14300v2550h900" svg:viewBox="0 0 901 2551">
          <text:p/>
        </draw:connector>
        <draw:custom-shape draw:style-name="gr1" draw:text-style-name="P2" draw:layer="layout" svg:width="0.7cm" svg:height="0.7cm" svg:x="11.4cm" svg:y="15.1cm">
          <text:p text:style-name="P1"><text:span text:style-name="T1">0,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11.4cm" svg:y="15.8cm">
          <text:p text:style-name="P1"><text:span text:style-name="T1">1,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12.1cm" svg:y="15.8cm">
          <text:p text:style-name="P1"><text:span text:style-name="T1">1,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0.7cm" svg:height="0.7cm" svg:x="11.4cm" svg:y="16.5cm">
          <text:p text:style-name="P1"><text:span text:style-name="T1">2,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12.1cm" svg:y="16.5cm">
          <text:p text:style-name="P1"><text:span text:style-name="T1">2,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12.8cm" svg:y="16.5cm">
          <text:p text:style-name="P1"><text:span text:style-name="T1">2,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11.4cm" svg:y="17.2cm">
          <text:p text:style-name="P1"><text:span text:style-name="T1">3,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12.1cm" svg:y="17.2cm">
          <text:p text:style-name="P1"><text:span text:style-name="T1">3,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12.8cm" svg:y="17.2cm">
          <text:p text:style-name="P1"><text:span text:style-name="T1">3,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13.5cm" svg:y="17.2cm">
          <text:p text:style-name="P1"><text:span text:style-name="T1">3,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11.4cm" svg:y="17.9cm">
          <text:p text:style-name="P1"><text:span text:style-name="T1">4,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12.1cm" svg:y="17.9cm">
          <text:p text:style-name="P1"><text:span text:style-name="T1">4,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12.8cm" svg:y="17.9cm">
          <text:p text:style-name="P1"><text:span text:style-name="T1">4,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13.5cm" svg:y="17.9cm">
          <text:p text:style-name="P1"><text:span text:style-name="T1">4,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14.2cm" svg:y="17.9cm">
          <text:p text:style-name="P1"><text:span text:style-name="T1">4,4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2.8cm" svg:height="0.8cm" svg:x="8.9cm" svg:y="13.5cm">
          <text:p text:style-name="P1"><text:span text:style-name="T5">escalon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10.3cm" svg:y1="14.3cm" svg:x2="11.4cm" svg:y2="16.85cm" draw:start-shape="id5" draw:start-glue-point="2" draw:end-shape="id6" draw:end-glue-point="3" svg:d="M10300 14300v2550h1100" svg:viewBox="0 0 1101 2551">
          <text:p/>
        </draw:connector>
        <draw:custom-shape draw:style-name="gr1" draw:text-style-name="P2" draw:layer="layout" svg:width="0.7cm" svg:height="0.7cm" svg:x="4.2cm" svg:y="21.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4.2cm" svg:y="22.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0.7cm" svg:height="0.7cm" svg:x="4.2cm" svg:y="22.9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4.2cm" svg:y="23.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7cm" svg:height="0.7cm" svg:x="4.2cm" svg:y="24.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6" xml:id="id7" draw:id="id7" draw:layer="layout" svg:width="2.8cm" svg:height="0.8cm" svg:x="1.9cm" svg:y="20cm">
          <text:p text:style-name="P1"><text:span text:style-name="T5">crucigrama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3.3cm" svg:y1="20.8cm" svg:x2="4.2cm" svg:y2="23.25cm" draw:start-shape="id7" draw:start-glue-point="2" draw:end-shape="id8" draw:end-glue-point="3" svg:d="M3300 20800v2450h900" svg:viewBox="0 0 901 2451">
          <text:p/>
        </draw:connector>
        <draw:custom-shape draw:style-name="gr7" draw:text-style-name="P8" xml:id="id9" draw:id="id9" draw:layer="layout" svg:width="0.4cm" svg:height="0.4cm" svg:x="4.378cm" svg:y="21.7cm">
          <text:p text:style-name="P1"><text:span text:style-name="T6">[0]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1" draw:id="id11" draw:layer="layout" svg:width="0.4cm" svg:height="0.4cm" svg:x="4.378cm" svg:y="22.344cm">
          <text:p text:style-name="P1"><text:span text:style-name="T6">[1]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3" draw:id="id13" draw:layer="layout" svg:width="0.4cm" svg:height="0.4cm" svg:x="4.378cm" svg:y="23cm">
          <text:p text:style-name="P1"><text:span text:style-name="T6">[2]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5" draw:id="id15" draw:layer="layout" svg:width="0.4cm" svg:height="0.4cm" svg:x="4.378cm" svg:y="23.6cm">
          <text:p text:style-name="P1"><text:span text:style-name="T6">[3]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17" draw:id="id17" draw:layer="layout" svg:width="0.4cm" svg:height="0.4cm" svg:x="4.378cm" svg:y="24.244cm">
          <text:p text:style-name="P1"><text:span text:style-name="T6">[4]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4.778cm" svg:y1="21.9cm" svg:x2="5.8cm" svg:y2="21.95cm" draw:start-shape="id9" draw:start-glue-point="1" draw:end-shape="id10" draw:end-glue-point="3" svg:d="M4778 21900h511v50h511" svg:viewBox="0 0 1023 51">
          <text:p/>
        </draw:connector>
        <draw:connector draw:style-name="gr6" draw:text-style-name="P7" draw:layer="layout" svg:x1="4.778cm" svg:y1="22.544cm" svg:x2="5.8cm" svg:y2="22.75cm" draw:start-shape="id11" draw:start-glue-point="1" draw:end-shape="id12" draw:end-glue-point="3" svg:d="M4778 22544h511v206h511" svg:viewBox="0 0 1023 207">
          <text:p/>
        </draw:connector>
        <draw:connector draw:style-name="gr6" draw:text-style-name="P7" draw:layer="layout" svg:x1="4.778cm" svg:y1="23.2cm" svg:x2="5.8cm" svg:y2="23.55cm" draw:start-shape="id13" draw:start-glue-point="1" draw:end-shape="id14" svg:d="M4778 23200h511v350h511" svg:viewBox="0 0 1023 351">
          <text:p/>
        </draw:connector>
        <draw:connector draw:style-name="gr6" draw:text-style-name="P7" draw:layer="layout" svg:x1="4.778cm" svg:y1="23.8cm" svg:x2="5.8cm" svg:y2="24.35cm" draw:start-shape="id15" draw:start-glue-point="1" draw:end-shape="id16" draw:end-glue-point="3" svg:d="M4778 23800h511v550h511" svg:viewBox="0 0 1023 551">
          <text:p/>
        </draw:connector>
        <draw:connector draw:style-name="gr6" draw:text-style-name="P7" draw:layer="layout" svg:x1="4.778cm" svg:y1="24.444cm" svg:x2="5.8cm" svg:y2="25.15cm" draw:start-shape="id17" draw:start-glue-point="1" draw:end-shape="id18" svg:d="M4778 24444h511v706h511" svg:viewBox="0 0 1023 70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8:00:33.863835570</meta:creation-date>
    <dc:date>2018-11-19T16:35:33.032102606</dc:date>
    <meta:editing-duration>PT19M</meta:editing-duration>
    <meta:editing-cycles>4</meta:editing-cycles>
    <meta:generator>LibreOffice/6.0.6.2$Linux_X86_64 LibreOffice_project/00m0$Build-2</meta:generator>
    <meta:document-statistic meta:object-count="105"/>
  </office:meta>
</office:document-meta>
</file>